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ENDOZA MECA JAIRO JOSE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ENDOZA MECA, JAIRO JOS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660384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NAVARRO MOGOLLON, KEVIN JHONATAN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337743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7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2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19:32:5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